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hrasen-Kodierung:</text:p>
      <text:p text:style-name="P5">-Symbolfolgen kodieren</text:p>
      <text:p text:style-name="P1"/>
      <text:p text:style-name="P1">Run-Length Encoding:</text:p>
      <text:p text:style-name="P2"><text:tab/>-In zeilen Farben zählen</text:p>
      <text:p text:style-name="P2"><text:tab/>-Empfänger muss Bilddimensionen kennen</text:p>
      <text:p text:style-name="P2"><text:tab/>-Farbpalette erzeugen</text:p>
      <text:p text:style-name="P2"><text:tab/><text:tab/>-Farben mit Index codiert</text:p>
      <text:p text:style-name="P2"><text:tab/><text:tab/>-Palette´n können verschieden groß sein</text:p>
      <text:p text:style-name="P2"><text:tab/>-Bild in Tupeln übertragen{Welche Farbe, Wie oft}</text:p>
      <text:p text:style-name="P2"><text:tab/><text:tab/>-bsp. {1Byte, 1 Byte} → eine Farbe kann mehrere Tupel hintereinander haben</text:p>
      <text:p text:style-name="P2"><text:tab/>-Wie oft =&gt; in Anzahl die da steht + 1 → Weil man bei 0 mal nicht übertragen muss</text:p>
      <text:p text:style-name="P2"/>
      <text:p text:style-name="P1"><text:span text:style-name="T2">LZ77</text:span><text:span text:style-name="T1">:</text:span></text:p>
      <text:p text:style-name="P7"><text:tab/>-mit Sliding Window</text:p>
      <text:p text:style-name="P7"><text:tab/>-Zeichenfolge durchgehen</text:p>
      <text:p text:style-name="P7"><text:tab/><text:tab/>-ist Wort im „Wörterbuch“</text:p>
      <text:p text:style-name="P7"><text:tab/>-Zeichenfolge von Vorschauspeicher in Wörterbuchspeicher getan</text:p>
      <text:p text:style-name="P7"><text:tab/>-Code als Tripel aufgeteilt in Offset Länge Nächstes Zeichen </text:p>
      <text:p text:style-name="P7"><text:tab/><text:tab/>-Offset: wie weit muss ich zurück gehen für letzten Anfang vom gleichen code</text:p>
      <text:p text:style-name="P7"><text:tab/><text:tab/>-Länge: Wie lang ist der Code? Der abgepinselt wird?</text:p>
      <text:p text:style-name="P7"><text:tab/><text:tab/><text:tab/>-Wenn Code länger als Platz ist zum aktuellen Zeichen </text:p>
      <text:p text:style-name="P7"><text:tab/><text:tab/><text:tab/>→ Code identisch fortsetzen</text:p>
      <text:p text:style-name="P1">LZW Encoding:</text:p>
      <text:p text:style-name="P2"><text:tab/>-LZW in GIF</text:p>
      <text:p text:style-name="P7"><text:tab/>-Wörterbuch hat jedes vorkommendes Zeichen einmal als Anfang</text:p>
      <text:p text:style-name="P7"><text:tab/>-Neuer Code ist als letztes codierte Zeichen + Zeichen dannach</text:p>
      <text:p text:style-name="P2"/>
      <text:p text:style-name="P1">Deflate Encoding:</text:p>
      <text:p text:style-name="P2"><text:tab/>-Verbesserung von LZ77</text:p>
      <text:p text:style-name="P2"><text:tab/><text:tab/>-verbindung mit Huffman</text:p>
      <text:p text:style-name="P2"><text:tab/><text:tab/>-Keine Tripel im Code</text:p>
      <text:p text:style-name="P2"><text:tab/>-Besteht aus Blöcken</text:p>
      <text:p text:style-name="P2"><text:tab/>-Block fängt an mit 3Bits</text:p>
      <text:p text:style-name="P2"><text:tab/><text:tab/>-1. Bit – ist das der letzte Block?</text:p>
      <text:p text:style-name="P2"><text:tab/><text:tab/>-Nächsten 2 Bits: wie Komprimiert?</text:p>
      <text:p text:style-name="P2"><text:tab/><text:tab/><text:tab/>00: Nicht</text:p>
      <text:p text:style-name="P2"><text:tab/><text:tab/><text:tab/>01: Huffman Vorgegeben</text:p>
      <text:p text:style-name="P2"><text:tab/><text:tab/><text:tab/>10: Huffman Dynamisch</text:p>
      <text:p text:style-name="P2"><text:tab/>-Am ende ein EOB</text:p>
      <text:p text:style-name="P2"><text:tab/>-Im Block (Länge , Offset)</text:p>
      <text:p text:style-name="P2"><text:tab/>-Extrabits um codes für unwahrsceinlicheres länger zu machen in festen Huffman Tabellen</text:p>
      <text:p text:style-name="P2"><text:tab/>-Huffman nur länge des codes übertragen</text:p>
      <text:p text:style-name="P2"><text:tab/>-Huffman Tabelle Run length encode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Golomb- /Huffman- /Rice- Codierung</text:p>
      <text:p text:style-name="P3"/>
      <text:p text:style-name="P5">-Huffman mit Priority Queue </text:p>
      <text:p text:style-name="P5">→ Umständlich</text:p>
      <text:p text:style-name="P5"/>
      <text:p text:style-name="P6">Golomb:</text:p>
      <text:p text:style-name="P5"><text:tab/>-Damit man eine geometrische Verteilung hat → Tabelle leichter zu übertragen</text:p>
      <text:p text:style-name="P5"><text:tab/>-Nicht negative Zahlen x&gt;=0</text:p>
      <text:p text:style-name="P5"><text:tab/>-Parameter M &gt;0</text:p>
      <text:p text:style-name="P5"><text:tab/>-codierung von x</text:p>
      <text:p text:style-name="P5"><text:tab/>-x ist die differenz bei der prädiktionscodierung</text:p>
      <text:p text:style-name="P5"><text:tab/><text:tab/>→ x: kleine zahlen wahrscheinlicher</text:p>
      <text:p text:style-name="P5"><text:tab/>→ q wird übertragen und rest</text:p>
      <text:p text:style-name="P5"><text:tab/>-q = floor(x/M)</text:p>
      <text:p text:style-name="P5"><text:tab/><text:tab/>-q wird unär codiert, mit 1en gezählt am ende ne 0 → 2 = 110; 5 = 111110</text:p>
      <text:p text:style-name="P5"><text:tab/>-r (rest) wird übertragen:</text:p>
      <text:p text:style-name="P5"><text:tab/><text:tab/>-unter Grenze mit b-1 bits</text:p>
      <text:p text:style-name="P5"><text:tab/><text:tab/>-über grenze mit b bits (- grenzwert)</text:p>
      <text:p text:style-name="P5"><text:tab/><text:tab/>-Grenze bei 2^b-M</text:p>
      <text:p text:style-name="P5"><text:tab/><text:tab/>-b = log2 von M → aufgerundet</text:p>
      <text:p text:style-name="P5"><text:tab/>-insgesamt decodieren:</text:p>
      <text:p text:style-name="P5"><text:tab/><text:tab/>-Alle 1en lesen bis zur ersten 0</text:p>
      <text:p text:style-name="P5"><text:tab/><text:tab/>-wenn die nächsten 3 bits unter grenze → 3 bits; sonst 4 bits</text:p>
      <text:p text:style-name="P5"><text:tab/>-Negative Werte:</text:p>
      <text:p text:style-name="P5"><text:tab/><text:tab/>-Alle Werte werden umsortiert</text:p>
      <text:p text:style-name="P5"><text:tab/><text:tab/>-Immer abwechselnd geschrieben + ; -</text:p>
      <text:p text:style-name="P5"><text:tab/>==&gt; Wert = q*M + r</text:p>
      <text:p text:style-name="P5"/>
      <text:p text:style-name="P6">Rice:</text:p>
      <text:p text:style-name="P5"><text:tab/>-Sonderfall von Golomb</text:p>
      <text:p text:style-name="P5"><text:tab/>-Wenn M eine 2er Potenz ist gibt es kein Limit</text:p>
      <text:p text:style-name="P5"><text:tab/>-Nur 3er <text:s/>bits</text:p>
      <text:p text:style-name="P5"><text:tab/>-Wenn man x teilt kann man bits shiften weil man durch 2erpotenz teilt</text:p>
      <text:p text:style-name="P5"/>
      <text:p text:style-name="P5">Was ist das optimale M?<text:line-break/><text:tab/>-CodeLänge = q+1 +b nzw. Q+1 + b-1</text:p>
      <text:p text:style-name="P5"><text:tab/><text:tab/>→ x/M + 1 + log2M (mit alles wahrscheinlichkeiten multipliziert)</text:p>
      <text:p text:style-name="P5"><text:tab/>Abgeleitet: M = µ* ln2 (ungefähr, weil ableitung vonFunktionMitSprungInDerAbleitungShit</text:p>
      <text:p text:style-name="P5"/>
      <text:p text:style-name="P3">Arithmetische Kodierung:</text:p>
      <text:p text:style-name="P4"/>
      <text:p text:style-name="P5">-für 2Farbige → bitonale Bilder</text:p>
      <text:p text:style-name="P5">-Alles andere nich so doll dafür.</text:p>
      <text:p text:style-name="P5">-Intervall machen aufgeteilt nach größe der wahrscheinlichkeit</text:p>
      <text:p text:style-name="P5">-im intervall vom nächsten wert ein neues intervall erstellen</text:p>
      <text:p text:style-name="P5">Initialisiere Intervall[o,1]</text:p>
      <text:p text:style-name="P5">Teile Intervall im Verhältnis der Wahrsch.</text:p>
      <text:p text:style-name="P5">Wähle Intervall des zu codierenden Symbols aus</text:p>
      <text:p text:style-name="P5">Wiederhole ab 2. bis alle Symbole codiert</text:p>
      <text:p text:style-name="P5">Übertrage eine Zahl im verbliebenen Intervall</text:p>
      <text:p text:style-name="P5"/>
      <text:p text:style-name="P5"><text:soft-page-break/><text:tab/>In welchem Datentyp obere und untere grenze speichern?</text:p>
      <text:p text:style-name="P5"><text:tab/><text:tab/>Bits live ausgeben:</text:p>
      <text:p text:style-name="P5"><text:tab/><text:tab/>Erstes Bit übertragbar, wenn Intervall definitiv &lt; oder &gt; ½<text:line-break/><text:tab/><text:tab/>Zweites Bit übertragbar wenn Intervall definitiv &lt; oder &gt; bisherige Zahl + ¼ </text:p>
      <text:p text:style-name="P5"><text:tab/><text:tab/>Drittes Bit … bisherige Zahl + 1/8 </text:p>
      <text:p text:style-name="P5"><text:tab/><text:tab/>In der praxis wird momentanes intervall großskaliert</text:p>
      <text:p text:style-name="P5"><text:tab/><text:tab/>Am Ende schauen ob ober oder untergrenze noch im bereich , wenn obergrenze dann <text:tab/><text:tab/>noch eine 1 anfügen sonst nichts mehr (bzw. eine 0)</text:p>
      <text:p text:style-name="P5"><text:tab/>Praxis:</text:p>
      <text:p text:style-name="P5"><text:tab/><text:tab/>-Einzelne Bitebenen enzeln übertragen</text:p>
      <text:p text:style-name="P5"><text:tab/><text:tab/><text:tab/>-Bitebene = least significant bits zusamen bzw. most significant – <text:tab/><text:tab/><text:tab/><text:tab/><text:tab/><text:tab/><text:tab/><text:tab/><text:tab/><text:tab/>irgendwelche bits</text:p>
      <text:p text:style-name="P5"><text:tab/><text:tab/>-Obere Ebenen lauflängencodierbar</text:p>
      <text:p text:style-name="P5"><text:tab/><text:tab/>-Untere Ebenen nur noch rauschen </text:p>
      <text:p text:style-name="P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3:24:47.36</meta:creation-date>
    <meta:generator>OpenOffice.org/3.4.1$Win32 OpenOffice.org_project/341m1$Build-9593</meta:generator>
    <dc:date>2014-05-13T12:38:49.38</dc:date>
    <meta:editing-duration>PT8H30M27S</meta:editing-duration>
    <meta:editing-cycles>29</meta:editing-cycles>
    <meta:document-statistic meta:table-count="0" meta:image-count="0" meta:object-count="0" meta:page-count="3" meta:paragraph-count="96" meta:word-count="571" meta:character-count="3710"/>
  </office:meta>
</office:document-meta>
</file>